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MRoman12-Bold" svg:font-family="LMRoman12-Bold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Fett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Verdana" fo:font-size="12pt" fo:font-weight="bold" style:font-name-asian="LMRoman12-Bold" style:font-size-asian="12pt" style:font-weight-asian="bold" style:font-name-complex="LMRoman12-Bold" style:font-size-complex="12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Verdana" fo:font-size="12pt" fo:font-weight="normal" style:font-name-asian="LMRoman12-Bold" style:font-size-asian="12pt" style:font-weight-asian="normal" style:font-name-complex="LMRoman12-Bold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-Administration für mehr Sicherheit Teil 4</text:p>
      <text:p text:style-name="P1"/>
      <text:p text:style-name="P1"/>
      <text:p text:style-name="P2">Jetzt nehmen wir einmal an Ihr USB-Stick, auf dem Sie Ihren öffentlichen Schlüssel gespeichert haben, wurde gestohlen.<text:line-break/><text:line-break/>Wie können wir ihn widerrufen?<text:line-break/><text:line-break/>Wir haben bei Erstellung der Schlüssel mit <text:span text:style-name="T1">gpg --gen-key --output claudia</text:span> ein Widerrufszertifikat erstell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MRoman12-Bold" svg:font-family="LMRoman12-Bold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Fett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0T15:24:34.90</meta:creation-date>
    <meta:print-date>2019-09-10T16:21:21.76</meta:print-date>
    <dc:date>2019-09-11T09:16:25.06</dc:date>
    <meta:editing-duration>PT1H27M55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1" meta:paragraph-count="2" meta:word-count="44" meta:character-count="306"/>
  </office:meta>
</office:document-meta>
</file>